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898700000521A0000742478C4BA3FA180B4BC.svg" manifest:media-type="image/svg+xml"/>
  <manifest:file-entry manifest:full-path="Pictures/100002010000025200000349D851CAC8973E1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3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837cm" svg:height="0.451cm" svg:x="7.1cm" svg:y="24.529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25200000349D851CAC8973E1C04.png" xlink:type="simple" xlink:show="embed" xlink:actuate="onLoad"/>
    <draw:fill-image draw:name="convention8" xlink:href="Pictures/100898700000521A0000742478C4BA3FA180B4BC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draw:fill="bitmap" draw:fill-image-name="convention8" style:repeat="stretch" draw:fill-image-ref-point="top-left" style:footnote-max-height="0cm">
        <style:background-image xlink:href="Pictures/100898700000521A0000742478C4BA3FA180B4BC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8-12-03T15:18:19.571891953</dc:date>
    <meta:editing-duration>PT1H10M41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